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fill-color="#94bd5e" draw:fill-image-width="0cm" draw:fill-image-height="0cm" draw:textarea-vertical-align="middle"/>
    </style:style>
    <style:style style:name="gr4" style:family="graphic" style:parent-style-name="objectwithoutfill">
      <style:graphic-properties draw:fill="none" draw:fill-color="#94bd5e" draw:fill-image-width="0cm" draw:fill-image-height="0cm" draw:textarea-vertical-align="middle"/>
    </style:style>
    <style:style style:name="gr5" style:family="graphic" style:parent-style-name="standard">
      <style:graphic-properties svg:stroke-color="#808080" draw:fill-color="#dd4814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fill-color="#772953" draw:fill-image-width="0cm" draw:fill-image-height="0cm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808080" draw:fill="none" draw:fill-color="#000000" draw:fill-image-width="0cm" draw:fill-image-height="0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808080" draw:fill-color="#77216f" draw:fill-image-width="0cm" draw:fill-image-height="0cm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19.6cm" svg:height="14.2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4.9cm" svg:y="5cm">
          <text:p text:style-name="P1">PH dow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cm" svg:x="14.9cm" svg:y="10cm">
          <text:p text:style-name="P1">PH </text:p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6.4cm" svg:x="20.6cm" svg:y="5.8cm">
          <text:p text:style-name="P1">Arduin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99cm" svg:height="3cm" svg:x="9.2cm" svg:y="4.999cm">
          <text:p text:style-name="P1">Reg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.099cm" svg:y1="6.1cm" svg:x2="14.9cm" svg:y2="6.4cm">
          <text:p/>
        </draw:line>
        <draw:line draw:style-name="gr4" draw:text-style-name="P1" draw:layer="layout" svg:x1="17.9cm" svg:y1="6.6cm" svg:x2="20.6cm" svg:y2="7.4cm">
          <text:p/>
        </draw:line>
        <draw:line draw:style-name="gr4" draw:text-style-name="P1" draw:layer="layout" svg:x1="17.9cm" svg:y1="11.6cm" svg:x2="20.6cm" svg:y2="8cm">
          <text:p/>
        </draw:line>
        <draw:line draw:style-name="gr3" draw:text-style-name="P1" draw:layer="layout" svg:x1="13.099cm" svg:y1="7cm" svg:x2="14.9cm" svg:y2="11.6cm">
          <text:p/>
        </draw:line>
        <draw:custom-shape draw:style-name="gr5" draw:text-style-name="P1" draw:layer="layout" svg:width="0.4cm" svg:height="0.4cm" svg:x="13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4cm" svg:x="12.999cm" svg:y="6.7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4cm" svg:x="14.598cm" svg:y="6.1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4cm" svg:x="14.597cm" svg:y="11.3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4cm" svg:x="17.696cm" svg:y="11.3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4cm" svg:x="17.796cm" svg:y="6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4cm" svg:height="0.4cm" svg:x="20.295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4cm" svg:height="0.4cm" svg:x="20.294cm" svg:y="7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4cm" svg:x="5.499cm" svg:y="8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4cm" svg:x="5.498cm" svg:y="9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899cm" svg:y1="8.199cm" svg:x2="9.2cm" svg:y2="6.6cm">
          <text:p/>
        </draw:line>
        <draw:line draw:style-name="gr7" draw:text-style-name="P1" draw:layer="layout" svg:x1="14.9cm" svg:y1="11.6cm" svg:x2="5.898cm" svg:y2="10.298cm">
          <text:p/>
        </draw:line>
        <draw:custom-shape draw:style-name="gr5" draw:text-style-name="P1" draw:layer="layout" svg:width="0.4cm" svg:height="0.4cm" svg:x="8.898cm" svg:y="6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4cm" svg:x="6.097cm" svg:y="17.78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871cm" svg:height="0.962cm" svg:x="6.9cm" svg:y="17.5cm">
          <draw:text-box>
            <text:p>D-Bus interface</text:p>
          </draw:text-box>
        </draw:frame>
        <draw:custom-shape draw:style-name="gr9" draw:text-style-name="P1" draw:layer="layout" svg:width="0.4cm" svg:height="0.4cm" svg:x="6.096cm" svg:y="18.78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5.607cm" svg:height="0.962cm" svg:x="6.899cm" svg:y="18.5cm">
          <draw:text-box>
            <text:p>Oauth2 REST API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6T16:36:04</meta:creation-date>
    <dc:date>2013-07-06T18:06:34</dc:date>
    <meta:editing-duration>PT35M10S</meta:editing-duration>
    <meta:editing-cycles>4</meta:editing-cycles>
    <meta:generator>LibreOffice/3.5$Linux_X86_64 LibreOffice_project/350m1$Build-2</meta:generator>
    <meta:document-statistic meta:object-count="49"/>
  </office:meta>
</office:document-meta>
</file>